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DestinationOutputStream.do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DestinationOutputStream.o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DestinationOutputStream.do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DestinationOutputStream.commitOutputMessag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NMRDestinationOutputStream.NMRDestinationOutputStream( Message m , Channel d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